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432" officeooo:paragraph-rsid="001e6432"/>
    </style:style>
    <style:style style:name="P2" style:family="paragraph" style:parent-style-name="Standard">
      <style:text-properties officeooo:rsid="002212bc" officeooo:paragraph-rsid="002212bc"/>
    </style:style>
    <style:style style:name="P3" style:family="paragraph" style:parent-style-name="Standard">
      <style:text-properties officeooo:rsid="0023c7bd" officeooo:paragraph-rsid="0023c7bd"/>
    </style:style>
    <style:style style:name="P4" style:family="paragraph" style:parent-style-name="Standard">
      <style:text-properties officeooo:rsid="0024622d" officeooo:paragraph-rsid="0024622d"/>
    </style:style>
    <style:style style:name="P5" style:family="paragraph" style:parent-style-name="Standard">
      <style:text-properties officeooo:rsid="00252b13" officeooo:paragraph-rsid="00252b13"/>
    </style:style>
    <style:style style:name="P6" style:family="paragraph" style:parent-style-name="Standard">
      <style:text-properties officeooo:rsid="00252b13" officeooo:paragraph-rsid="00259e63"/>
    </style:style>
    <style:style style:name="P7" style:family="paragraph" style:parent-style-name="Standard">
      <style:text-properties officeooo:rsid="00252b13" officeooo:paragraph-rsid="0027273f"/>
    </style:style>
    <style:style style:name="P8" style:family="paragraph" style:parent-style-name="Standard">
      <style:text-properties officeooo:rsid="00252b13" officeooo:paragraph-rsid="0028929b"/>
    </style:style>
    <style:style style:name="P9" style:family="paragraph" style:parent-style-name="Standard">
      <style:text-properties officeooo:rsid="00259e63" officeooo:paragraph-rsid="00259e63"/>
    </style:style>
    <style:style style:name="P10" style:family="paragraph" style:parent-style-name="Standard">
      <style:text-properties officeooo:rsid="00259e63" officeooo:paragraph-rsid="0027273f"/>
    </style:style>
    <style:style style:name="P11" style:family="paragraph" style:parent-style-name="Standard">
      <style:text-properties officeooo:rsid="0027273f" officeooo:paragraph-rsid="0027273f"/>
    </style:style>
    <style:style style:name="P12" style:family="paragraph" style:parent-style-name="Standard">
      <style:text-properties officeooo:rsid="0028929b" officeooo:paragraph-rsid="0028929b"/>
    </style:style>
    <style:style style:name="P13" style:family="paragraph" style:parent-style-name="Standard">
      <style:text-properties officeooo:rsid="0029b5bd" officeooo:paragraph-rsid="0029b5bd"/>
    </style:style>
    <style:style style:name="P14" style:family="paragraph" style:parent-style-name="Standard">
      <style:text-properties officeooo:rsid="002a84b8" officeooo:paragraph-rsid="002a84b8"/>
    </style:style>
    <style:style style:name="P15" style:family="paragraph" style:parent-style-name="Standard">
      <style:text-properties officeooo:rsid="002c6352" officeooo:paragraph-rsid="002c6352"/>
    </style:style>
    <style:style style:name="P16" style:family="paragraph" style:parent-style-name="Standard">
      <style:text-properties officeooo:rsid="002d2406" officeooo:paragraph-rsid="002d2406"/>
    </style:style>
    <style:style style:name="P17" style:family="paragraph" style:parent-style-name="Standard">
      <style:text-properties officeooo:rsid="002f0ddd" officeooo:paragraph-rsid="002f0ddd"/>
    </style:style>
    <style:style style:name="P18" style:family="paragraph" style:parent-style-name="Standard">
      <style:text-properties officeooo:rsid="00305fa5" officeooo:paragraph-rsid="00305fa5"/>
    </style:style>
    <style:style style:name="T1" style:family="text">
      <style:text-properties officeooo:rsid="00289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barefoot-backpacker.com/" text:style-name="Internet_20_link" text:visited-style-name="Visited_20_Internet_20_Link">https://barefoot-backpacker.com/</text:a><text:tab/></text:p>
      <text:p text:style-name="P1"/>
      <text:p text:style-name="P1">How do you deal with loneliness as a single ace</text:p>
      <text:p text:style-name="P2">quirkyalone</text:p>
      <text:p text:style-name="P2">Можно жить одному и быть счастливым. Отношения необязательны для счастья.</text:p>
      <text:p text:style-name="P3">Иметь группу близкиз друзей хорошо.<text:tab/></text:p>
      <text:p text:style-name="P3"/>
      <text:p text:style-name="P3">How does asexuality impact your ability to relate to allosexual friends, family, etc (and vice versa)? Do you have any advice on how to navigate this?</text:p>
      <text:p text:style-name="P3">В обществе установка, что сексуальные отношения очень важны.<text:tab/></text:p>
      <text:p text:style-name="P4">Эйсфобия более скрытна и неявна, чем гомофобия. Установка, что все должны иметь семью и детей, очень сильна.</text:p>
      <text:p text:style-name="P4"/>
      <text:p text:style-name="P4">Pinktherapy</text:p>
      <text:p text:style-name="P4"/>
      <text:p text:style-name="P5">Romantic relationships</text:p>
      <text:p text:style-name="P5">Dating as an ace can be really tricky. What are some tips you have for aces who are starting out in the dating game? (E.g., how to meet people)</text:p>
      <text:p text:style-name="P9">Use okcupid, tinder, hinge</text:p>
      <text:p text:style-name="P6"/>
      <text:p text:style-name="P6">As an ace, is it possible to have a romantic relationship with an allo partner? How would you establish boundaries without damaging the other person?</text:p>
      <text:p text:style-name="P9">Много чекина с обеих сторон. Проговаривание границ. Можно.</text:p>
      <text:p text:style-name="P6"/>
      <text:p text:style-name="P10">Не чувствуй вину за асексуальность. Слушай свои чувства.</text:p>
      <text:p text:style-name="P11">Как отличать crush and squish?</text:p>
      <text:p text:style-name="P11">Романтический партнер или друг.</text:p>
      <text:p text:style-name="P7"/>
      <text:p text:style-name="P12">Кстати, Split Attraction Model<text:tab/></text:p>
      <text:p text:style-name="P8"><text:span text:style-name="T1">asexuals.net</text:span><text:tab/></text:p>
      <text:p text:style-name="P13">секс – далеко не самая важная часть отношений</text:p>
      <text:p text:style-name="P13"/>
      <text:p text:style-name="P14">Aromantic asexual</text:p>
      <text:p text:style-name="P14">Сложнее осознать себя аромантиком, чем асексуалом.</text:p>
      <text:p text:style-name="P14"/>
      <text:p text:style-name="P15">Что делать с одиночеством?</text:p>
      <text:p text:style-name="P15">Сила и важность оношений зависит от людей и не заложена в типе отношений изначально.</text:p>
      <text:p text:style-name="P16">Аро-люди не понимают, что такое романтическое влечение.</text:p>
      <text:p text:style-name="P16"><text:bookmark text:name="message"/>"If you're strugging to work out what romance means, you're probably aro!"</text:p>
      <text:p text:style-name="P17">aceapp</text:p>
      <text:p text:style-name="P17">qpr отношения строятся с основ по своему желанию</text:p>
      <text:p text:style-name="P17"/>
      <text:p text:style-name="P18">good omens book</text:p>
      <text:p text:style-name="P18">Loveless book</text:p>
      <text:p text:style-name="P18"><text:bookmark text:name="message1"/>In the Good Omens book, Aziraphale (and presumably Crowley) is canonically 'sexless' and heavily implied to be ace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21:16:10.095536765</meta:creation-date>
    <dc:date>2020-09-06T22:12:37.706186877</dc:date>
    <meta:editing-duration>PT2H43M1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1" meta:word-count="253" meta:character-count="1637" meta:non-whitespace-character-count="1409"/>
  </office:meta>
</office:document-meta>
</file>